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7a9" officeooo:paragraph-rsid="001ac7a9"/>
    </style:style>
    <style:style style:name="P2" style:family="paragraph" style:parent-style-name="Standard">
      <style:text-properties officeooo:rsid="001e5947" officeooo:paragraph-rsid="001e5947"/>
    </style:style>
    <style:style style:name="T1" style:family="text">
      <style:text-properties officeooo:rsid="001b2393"/>
    </style:style>
    <style:style style:name="T2" style:family="text">
      <style:text-properties officeooo:rsid="001d1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iksy w CSS – bonus-1</text:p>
      <text:p text:style-name="Standard"/>
      <text:p text:style-name="Standard"><text:a xlink:type="simple" xlink:href="https://www.youtube.com/watch?v=ujpp228tDGU&amp;list=PLTs20Q-BTEMNCMPOCFi4-aotruOZdZSdH&amp;index=1" text:style-name="Internet_20_link" text:visited-style-name="Visited_20_Internet_20_Link">https://www.youtube.com/watch?v=ujpp228tDGU&amp;list=PLTs20Q-BTEMNCMPOCFi4-aotruOZdZSdH&amp;index=1</text:a></text:p>
      <text:p text:style-name="Standard"/>
      <text:p text:style-name="Standard"><text:a xlink:type="simple" xlink:href="https://caniuse.com/" text:style-name="Internet_20_link" text:visited-style-name="Visited_20_Internet_20_Link">https://caniuse.com/</text:a> - <text:span text:style-name="T1">co mogę użyć </text:span></text:p>
      <text:p text:style-name="Standard"><text:a xlink:type="simple" xlink:href="https://autoprefixer.github.io/" text:style-name="Internet_20_link" text:visited-style-name="Visited_20_Internet_20_Link">https://autoprefixer.github.io/</text:a> - <text:span text:style-name="T2">do automatycznego dodawania prefixów</text:span></text:p>
      <text:p text:style-name="Standard"/>
      <text:p text:style-name="P2">Filtry w CSS – bonus</text:p>
      <text:p text:style-name="P2"/>
      <text:p text:style-name="P2">https://www.youtube.com/watch?v=EVB5telA1Lo&amp;list=PLTs20Q-BTEMNCMPOCFi4-aotruOZdZSdH&amp;index=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8:06:54.937847823</meta:creation-date>
    <dc:date>2020-11-11T19:48:12.111864853</dc:date>
    <meta:editing-duration>PT3M37S</meta:editing-duration>
    <meta:editing-cycles>4</meta:editing-cycles>
    <meta:generator>LibreOffice/7.0.2.2$Linux_X86_64 LibreOffice_project/00$Build-2</meta:generator>
    <meta:document-statistic meta:table-count="0" meta:image-count="0" meta:object-count="0" meta:page-count="1" meta:paragraph-count="6" meta:word-count="21" meta:character-count="332" meta:non-whitespace-character-count="314"/>
  </office:meta>
</office:document-meta>
</file>